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LookupFacto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indingLookupFactory.built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LookupFactory.createStrategy( Class bindingLokup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